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HG Mincho Light J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HG Mincho Light J2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33cm"/>
    </style:style>
    <style:style style:name="gr9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loext:graphic-properties draw:fill="none"/>
      <style:paragraph-properties fo:line-height="92%"/>
      <style:text-properties style:font-name="Times New Roman" fo:font-size="28pt" fo:font-style="italic" style:font-name-asian="Times New Roman" style:font-size-asian="28pt" style:font-style-asian="italic" style:font-name-complex="Times New Roman" style:font-size-complex="15.8999996185303pt" style:font-style-complex="italic"/>
    </style:style>
    <style:style style:name="P6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line-through-type="none" style:font-name="Times New Roman" fo:font-size="28pt" fo:font-style="italic" fo:text-shadow="none" style:text-underline-style="none" fo:font-weight="normal" style:letter-kerning="true" style:font-name-asian="Times New Roman" style:font-size-asian="28pt" style:font-style-asian="italic" style:font-weight-asian="normal" style:font-name-complex="Times New Roman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-33% 58%" style:font-name="Times New Roman" fo:font-size="28pt" fo:font-style="italic" fo:text-shadow="none" style:text-underline-style="none" fo:font-weight="normal" style:letter-kerning="true" style:font-name-asian="Times New Roman" style:font-size-asian="28pt" style:font-style-asian="italic" style:font-weight-asian="normal" style:font-name-complex="Times New Roman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12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20.236cm" svg:y2="9.89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0.912cm" svg:y1="9.042cm" svg:x2="10.9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9.001cm" svg:y1="5.897cm" svg:x2="10.76cm" svg:y2="1.945cm">
          <text:p/>
        </draw:line>
        <draw:custom-shape draw:style-name="gr10" draw:text-style-name="P6" draw:layer="layout" svg:width="1.232cm" svg:height="1.126cm" svg:x="12.222cm" svg:y="10.009cm">
          <text:p text:style-name="P2"><text:span text:style-name="T1">m</text:span><text:span text:style-name="T5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9.787cm" svg:y1="5.022cm" svg:x2="9.792cm" svg:y2="6.715cm">
          <text:p/>
        </draw:line>
        <draw:custom-shape draw:style-name="gr12" draw:text-style-name="P3" draw:layer="layout" svg:width="1.408cm" svg:height="1.124cm" svg:x="9.829cm" svg:y="5.841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904cm" svg:height="1.12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124cm" svg:x="10.8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96cm" svg:y1="5.876cm" svg:x2="10.532cm" svg:y2="9.994cm">
          <text:p/>
        </draw:line>
        <draw:line draw:style-name="gr11" draw:text-style-name="P1" draw:layer="layout" svg:x1="11.995cm" svg:y1="9.101cm" svg:x2="12cm" svg:y2="10.794cm">
          <text:p/>
        </draw:line>
        <draw:line draw:style-name="gr1" draw:text-style-name="P1" draw:layer="layout" svg:x1="1.805cm" svg:y1="1.921cm" svg:x2="24.453cm" svg:y2="1.925cm">
          <text:p/>
        </draw:line>
        <draw:line draw:style-name="gr11" draw:text-style-name="P1" draw:layer="layout" svg:x1="11.101cm" svg:y1="1.044cm" svg:x2="11.106cm" svg:y2="2.737cm">
          <text:p/>
        </draw:line>
        <draw:custom-shape draw:style-name="gr15" draw:text-style-name="P3" draw:layer="layout" svg:width="1.408cm" svg:height="1.124cm" svg:x="10.978cm" svg:y="1.925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line draw:style-name="gr2" draw:text-style-name="P1" draw:layer="layout" svg:x1="8.823cm" svg:y1="5.933cm" svg:x2="10.377cm" svg:y2="9.953cm">
          <text:p/>
        </draw:line>
        <draw:line draw:style-name="gr2" draw:text-style-name="P1" draw:layer="layout" svg:x1="8.823cm" svg:y1="5.933cm" svg:x2="10.542cm" svg:y2="2.0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HG Mincho Light J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HG Mincho Light J2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Arrowheads_20_10" draw:display-name="Arrowheads 10" svg:viewBox="0 0 477 477" svg:d="M238 0l239 477h-477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477 477" svg:d="M238 0l239 477h-477z"/>
    <draw:marker draw:name="Arrowheads_20_52" draw:display-name="Arrowheads 52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swiss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2pt" style:font-style-asian="normal" style:font-weight-asian="normal" style:font-name-complex="Tahoma1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09-26T09:55:02</meta:creation-date>
    <dc:date>2016-03-02T10:59:49.912229000</dc:date>
    <meta:editing-duration>PT30M1S</meta:editing-duration>
    <meta:editing-cycles>8</meta:editing-cycles>
    <meta:generator>LibreOffice/5.1.0.3$MacOSX_X86_64 LibreOffice_project/5e3e00a007d9b3b6efb6797a8b8e57b51ab1f737</meta:generator>
    <meta:document-statistic meta:object-count="25"/>
  </office:meta>
</office:document-meta>
</file>